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Tiempo transcurrido en implementación secuencial</text:p>
          </table:table-cell>
          <table:table-cell table:style-name="ce3" office:value-type="string" calcext:value-type="string">
            <text:p>Tiempo transcurrido en implementación con hilos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290887" calcext:value-type="float">
            <text:p>0,290887</text:p>
          </table:table-cell>
          <table:table-cell office:value-type="float" office:value="0.667617" calcext:value-type="float">
            <text:p>0,66761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.448634" calcext:value-type="float">
            <text:p>2,448634</text:p>
          </table:table-cell>
          <table:table-cell office:value-type="float" office:value="10.807625" calcext:value-type="float">
            <text:p>10,80762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6.466212" calcext:value-type="float">
            <text:p>26,466212</text:p>
          </table:table-cell>
          <table:table-cell office:value-type="float" office:value="2.970328" calcext:value-type="float">
            <text:p>2,97032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/>
          <table:table-cell office:value-type="float" office:value="21.92" calcext:value-type="float">
            <text:p>21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2-26T12:33:21.139829578</dc:date>
    <meta:editing-duration>PT11M40S</meta:editing-duration>
    <meta:editing-cycles>2</meta:editing-cycles>
    <meta:generator>LibreOffice/6.0.7.3$Linux_X86_64 LibreOffice_project/00m0$Build-3</meta:generator>
    <meta:document-statistic meta:table-count="1" meta:cell-count="14" meta:object-count="0"/>
  </office:meta>
</office:document-meta>
</file>